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419f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19f3" officeooo:paragraph-rsid="001419f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19f3" officeooo:paragraph-rsid="001419f3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normal" officeooo:paragraph-rsid="0015e338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5e338" officeooo:paragraph-rsid="0015e338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165032" officeooo:paragraph-rsid="00165032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65032" officeooo:paragraph-rsid="001a42a9" style:font-weight-asian="normal" style:font-weight-complex="normal"/>
    </style:style>
    <style:style style:name="T1" style:family="text">
      <style:text-properties fo:font-weight="bold" officeooo:rsid="001419f3" style:font-weight-asian="bold" style:font-weight-complex="bold"/>
    </style:style>
    <style:style style:name="T2" style:family="text">
      <style:text-properties officeooo:rsid="0015e338"/>
    </style:style>
    <style:style style:name="T3" style:family="text">
      <style:text-properties officeooo:rsid="00165032"/>
    </style:style>
    <style:style style:name="T4" style:family="text">
      <style:text-properties officeooo:rsid="00175b0d"/>
    </style:style>
    <style:style style:name="T5" style:family="text">
      <style:text-properties officeooo:rsid="001a42a9"/>
    </style:style>
    <style:style style:name="T6" style:family="text">
      <style:text-properties officeooo:rsid="001af78f"/>
    </style:style>
    <style:style style:name="T7" style:family="text">
      <style:text-properties officeooo:rsid="001d55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-way partitioning</text:p>
      <text:p text:style-name="P1"><text:a xlink:type="simple" xlink:href="../src/QuickSort3WayPartitioning.java"><text:span text:style-name="T1">Implementation</text:span></text:a></text:p>
      <text:p text:style-name="P3"/>
      <text:list xml:id="list5846292624714987385" text:style-name="L1">
        <text:list-item>
          <text:p text:style-name="P5">For cases where there are a few distinct keys the 2-way partitioning is inefficient as it results in unnecessary swaps. This is due to the right and left scan pausing at keys equal to the partitioning key(Figure 11).</text:p>
        </text:list-item>
        <text:list-item>
          <text:p text:style-name="P4"><text:span text:style-name="T2">3-way partitioning partitions the array into 3 sub</text:span><text:span text:style-name="T3">-</text:span><text:span text:style-name="T2">arrays(Figure 12)</text:span></text:p>
          <text:list>
            <text:list-item>
              <text:p text:style-name="P5">The left sub-array contains elements lesser than the partitioning element.</text:p>
            </text:list-item>
            <text:list-item>
              <text:p text:style-name="P5">The middle sub-array contains elements equal to the partitioning element.</text:p>
            </text:list-item>
            <text:list-item>
              <text:p text:style-name="P5">The right sub-array contains elements lesser than the partitioning element.</text:p>
            </text:list-item>
          </text:list>
        </text:list-item>
        <text:list-item>
          <text:p text:style-name="P7"><text:span text:style-name="T5">Further more the middle sub-array is already sorted and need not be partitioned further providing </text:span><text:span text:style-name="T6">a further performance improvement in cases where there are a few distinct keys.</text:span></text:p>
        </text:list-item>
        <text:list-item>
          <text:p text:style-name="P6">But 3-way partitioning does not work well with an array with few duplicate elemen<text:span text:style-name="T7">ts</text:span>. This is because there is an exchange involved with the scan of every key that is not equal to the partitioning key.(Figure 13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2T09:16:16.63</meta:creation-date>
    <dc:date>2013-06-05T18:44:47</dc:date>
    <meta:editing-duration>PT1H9M6S</meta:editing-duration>
    <meta:editing-cycles>5</meta:editing-cycles>
    <meta:generator>LibreOffice/4.0.2.2$Linux_x86 LibreOffice_project/400m0$Build-2</meta:generator>
    <dc:creator>Kempa </dc:creator>
    <meta:document-statistic meta:table-count="0" meta:image-count="0" meta:object-count="0" meta:page-count="1" meta:paragraph-count="9" meta:word-count="152" meta:character-count="933" meta:non-whitespace-character-count="797"/>
  </office:meta>
</office:document-meta>
</file>